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r</text:span><text:span text:style-name="T1">c</text:span><text:span text:style-name="T1">u</text:span><text:span text:style-name="T1">i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natural and forced response on node 6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in all 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terminals. Suggestion: make V</text:span><text:span text:style-name="T12">s</text:span><text:span text:style-name="T11">=0 and replace the capacitor with a voltage source V</text:span><text:span text:style-name="T12">x</text:span><text:span text:style-name="T11">= V(6)-V(8), where V(6) and V(8) are the voltages in nodes 6 and 8 as obtained in 1); run nodal analysis to determine the current I</text:span><text:span text:style-name="T12">x</text:span><text:span text:style-name="T11"> supplied 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Explain why you need this procedure, and p</text:span><text:span text:style-name="T10">rint a table with the computed 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interval [0, 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condition. Plot the result, identifying all axes, signals displayed and units 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 for f=1KHz. Suggestion: use a phasor voltage source V</text:span><text:span text:style-name="T12">s</text:span><text:span text:style-name="T11">; replace C with its impedance Z</text:span><text:span text:style-name="T12">C</text:span><text:span text:style-name="T11">; run nodal analysis to determine the phasor voltages in all nodes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functions for f=1KHz, and superimposing the natural and forced solutions. 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logscale magnitude in dB, phase in degrees) for frequency range 0.1 Hz to 1 MHz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m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31">31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</text:span><text:span text:style-name="MT3">FE: </text:span><text:span text:style-name="MT3">DE</text:span><text:span text:style-name="MT3">EC</text:span><text:span text:style-name="MT3">/Ins</text:span><text:span text:style-name="MT3">titut</text:span><text:span text:style-name="MT3">o </text:span><text:span text:style-name="MT3">Su</text:span><text:span text:style-name="MT3">per</text:span><text:span text:style-name="MT3">ior </text:span><text:span text:style-name="MT3">Té</text:span><text:span text:style-name="MT3">cni</text:span><text:span text:style-name="MT3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4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 </text:span><text:span text:style-name="MT5">M</text:span><text:span text:style-name="MT5">a</text:span><text:span text:style-name="MT5">s</text:span><text:span text:style-name="MT5">t</text:span><text:span text:style-name="MT5">e</text:span><text:span text:style-name="MT5">r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31">31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</text:span><text:span text:style-name="MT3">FE: </text:span><text:span text:style-name="MT3">DE</text:span><text:span text:style-name="MT3">EC</text:span><text:span text:style-name="MT3">/Ins</text:span><text:span text:style-name="MT3">titut</text:span><text:span text:style-name="MT3">o </text:span><text:span text:style-name="MT3">Su</text:span><text:span text:style-name="MT3">per</text:span><text:span text:style-name="MT3">ior </text:span><text:span text:style-name="MT3">Té</text:span><text:span text:style-name="MT3">cni</text:span><text:span text:style-name="MT3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4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01</meta:editing-cycles>
    <meta:creation-date>2014-07-21T10:31:21</meta:creation-date>
    <dc:date>2021-03-31T17:39:26.660117093</dc:date>
    <meta:editing-duration>P1DT10H29M15S</meta:editing-duration>
    <meta:generator>LibreOffice/6.0.7.3$Linux_X86_64 LibreOffice_project/00m0$Build-3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